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um_nodes" table:style-name="ta1">
        <table:shapes>
          <draw:frame draw:z-index="0" draw:style-name="gr1" draw:text-style-name="P1" svg:width="15.997cm" svg:height="10.704cm" svg:x="0.165cm" svg:y="5.817cm">
            <draw:object draw:notify-on-update-of-ranges="num_nodes.A2:num_nodes.A2 num_nodes.A3:num_nodes.A12 num_nodes.B2:num_nodes.B2 num_nodes.B3:num_nodes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01" calcext:value-type="float">
            <text:p>901</text:p>
          </table:table-cell>
        </table:table-row>
      </table:table>
      <table:table table:name="quick_sort" table:style-name="ta1">
        <table:shapes>
          <draw:frame draw:z-index="0" draw:style-name="gr1" draw:text-style-name="P1" svg:width="20.072cm" svg:height="12.936cm" svg:x="0.056cm" svg:y="5.046cm">
            <draw:object draw:notify-on-update-of-ranges="quick_sort.A1:quick_sort.A1 quick_sort.A2:quick_sort.A11 quick_sort.B1:quick_sort.B1 quick_sort.B2:quick_sort.B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rray Size</text:p>
          </table:table-cell>
          <table:table-cell office:value-type="string" calcext:value-type="string">
            <text:p>Operation Coun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644" calcext:value-type="float">
            <text:p>464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595" calcext:value-type="float">
            <text:p>1159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9611" calcext:value-type="float">
            <text:p>1961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080" calcext:value-type="float">
            <text:p>2308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1586" calcext:value-type="float">
            <text:p>3158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3102" calcext:value-type="float">
            <text:p>43102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45516" calcext:value-type="float">
            <text:p>4551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8919" calcext:value-type="float">
            <text:p>58919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67956" calcext:value-type="float">
            <text:p>67956</text:p>
          </table:table-cell>
        </table:table-row>
      </table:table>
      <table:table table:name="merge_sort" table:style-name="ta1">
        <table:shapes>
          <draw:frame draw:z-index="0" draw:style-name="gr1" draw:text-style-name="P1" svg:width="18.337cm" svg:height="13.759cm" svg:x="0.138cm" svg:y="4.993cm">
            <draw:object draw:notify-on-update-of-ranges="merge_sort.A1:merge_sort.A1 merge_sort.A2:merge_sort.A11 merge_sort.B1:merge_sort.B1 merge_sort.B2:merge_sort.B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.022cm" svg:height="10.359cm" svg:x="21.169cm" svg:y="7.783cm">
            <draw:object draw:notify-on-update-of-ranges="merge_sort.A1:merge_sort.A1 merge_sort.A2:merge_sort.A11 merge_sort.B1:merge_sort.B1 merge_sort.B2:merge_sort.B11 merge_sort.C1:merge_sort.C1 merge_sort.C2:merge_sort.C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rray Size</text:p>
          </table:table-cell>
          <table:table-cell office:value-type="string" calcext:value-type="string">
            <text:p>Operation Count</text:p>
          </table:table-cell>
          <table:table-cell office:value-type="string" calcext:value-type="string">
            <text:p>nlog(n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838" calcext:value-type="float">
            <text:p>3838</text:p>
          </table:table-cell>
          <table:table-cell table:formula="of:=[.A3]*LOG([.A3]; 10)" office:value-type="float" office:value="1349.48500216801" calcext:value-type="float">
            <text:p>1349.485002168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702" calcext:value-type="float">
            <text:p>8702</text:p>
          </table:table-cell>
          <table:table-cell table:formula="of:=[.A4]*LOG([.A4]; 10)"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938" calcext:value-type="float">
            <text:p>13938</text:p>
          </table:table-cell>
          <table:table-cell table:formula="of:=[.A5]*LOG([.A5]; 10)" office:value-type="float" office:value="4764.13688858352" calcext:value-type="float">
            <text:p>4764.136888583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407" calcext:value-type="float">
            <text:p>19407</text:p>
          </table:table-cell>
          <table:table-cell table:formula="of:=[.A6]*LOG([.A6]; 10)" office:value-type="float" office:value="6602.05999132796" calcext:value-type="float">
            <text:p>6602.0599913279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5114" calcext:value-type="float">
            <text:p>25114</text:p>
          </table:table-cell>
          <table:table-cell table:formula="of:=[.A7]*LOG([.A7]; 10)" office:value-type="float" office:value="8494.85002168009" calcext:value-type="float">
            <text:p>8494.8500216800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0925" calcext:value-type="float">
            <text:p>30925</text:p>
          </table:table-cell>
          <table:table-cell table:formula="of:=[.A8]*LOG([.A8]; 10)" office:value-type="float" office:value="10431.363764159" calcext:value-type="float">
            <text:p>10431.363764159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36818" calcext:value-type="float">
            <text:p>36818</text:p>
          </table:table-cell>
          <table:table-cell table:formula="of:=[.A9]*LOG([.A9]; 10)" office:value-type="float" office:value="12404.238155226" calcext:value-type="float">
            <text:p>12404.23815522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2906" calcext:value-type="float">
            <text:p>42906</text:p>
          </table:table-cell>
          <table:table-cell table:formula="of:=[.A10]*LOG([.A10]; 10)" office:value-type="float" office:value="14408.2399653118" calcext:value-type="float">
            <text:p>14408.2399653118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48990" calcext:value-type="float">
            <text:p>48990</text:p>
          </table:table-cell>
          <table:table-cell table:formula="of:=[.A11]*LOG([.A11]; 10)" office:value-type="float" office:value="16439.456311989" calcext:value-type="float">
            <text:p>16439.4563119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5:51:35.124565788</meta:creation-date>
    <dc:date>2024-02-13T16:16:14.547369769</dc:date>
    <meta:editing-duration>PT4M17S</meta:editing-duration>
    <meta:editing-cycles>3</meta:editing-cycles>
    <meta:generator>LibreOffice/7.3.7.2$Linux_X86_64 LibreOffice_project/30$Build-2</meta:generator>
    <meta:document-statistic meta:table-count="3" meta:cell-count="76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10.705cm" xlink:href=".." xlink:type="simple" chart:class="chart:line" chart:style-name="ch1">
        <chart:title svg:x="4.344cm" svg:y="0.35cm" chart:style-name="ch2">
          <text:p>Time Complexity - Number of nodes</text:p>
        </chart:title>
        <chart:subtitle svg:x="2.716cm" svg:y="1.343cm" chart:style-name="ch3">
          <text:p>Analyzing Order of growth for counting nodes in a binary tree</text:p>
        </chart:subtitle>
        <chart:legend chart:legend-position="end" svg:x="13.305cm" svg:y="5.053cm" style:legend-expansion="high" chart:style-name="ch4"/>
        <chart:plot-area chart:style-name="ch5" table:cell-range-address="num_nodes.A2:num_nodes.B12" chart:data-source-has-labels="both" svg:x="1.33cm" svg:y="2.24cm" svg:width="11.656cm" svg:height="7.27cm">
          <chart:coordinate-region svg:x="2.322cm" svg:y="2.439cm" svg:width="10.384cm" svg:height="6.424cm"/>
          <chart:axis chart:dimension="x" chart:name="primary-x" chart:style-name="ch6" chartooo:axis-type="auto">
            <chartooo:date-scale/>
            <chart:title svg:x="6.241cm" svg:y="9.724cm" chart:style-name="ch7">
              <text:p>Size of Tree</text:p>
            </chart:title>
            <chart:categories table:cell-range-address="num_nodes.A3:num_nodes.A12"/>
          </chart:axis>
          <chart:axis chart:dimension="y" chart:name="primary-y" chart:style-name="ch6">
            <chart:title svg:x="0.451cm" svg:y="6.541cm" chart:style-name="ch8">
              <text:p>Opcount</text:p>
            </chart:title>
            <chart:grid chart:style-name="ch9" chart:class="major"/>
          </chart:axis>
          <chart:series chart:style-name="ch10" chart:values-cell-range-address="num_nodes.B3:num_nodes.B12" chart:label-cell-address="num_nodes.B2:num_nodes.B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Count</text:p>
                <draw:g>
                  <svg:desc>num_nodes.B2:num_nodes.B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um_nodes.A3:num_nodes.A12</svg:desc>
                </draw:g>
              </table:table-cell>
              <table:table-cell office:value-type="float" office:value="1">
                <text:p>1</text:p>
                <draw:g>
                  <svg:desc>num_nodes.B3:num_nodes.B12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901">
                <text:p>9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073cm" svg:height="12.937cm" xlink:href=".." xlink:type="simple" chart:class="chart:line" chart:style-name="ch1">
        <chart:title svg:x="6.394cm" svg:y="0.394cm" chart:style-name="ch2">
          <text:p>Quick Sort Order of growth analysis</text:p>
        </chart:title>
        <chart:legend chart:legend-position="end" svg:x="16.242cm" svg:y="6.169cm" style:legend-expansion="high" chart:style-name="ch3"/>
        <chart:plot-area chart:style-name="ch4" table:cell-range-address="quick_sort.A1:quick_sort.B11" chart:data-source-has-labels="both" svg:x="1.412cm" svg:y="1.431cm" svg:width="14.429cm" svg:height="10.267cm">
          <chart:coordinate-region svg:x="2.589cm" svg:y="1.63cm" svg:width="12.88cm" svg:height="9.421cm"/>
          <chart:axis chart:dimension="x" chart:name="primary-x" chart:style-name="ch5" chartooo:axis-type="auto">
            <chartooo:date-scale/>
            <chart:title svg:x="7.828cm" svg:y="11.956cm" chart:style-name="ch6">
              <text:p>Array Size</text:p>
            </chart:title>
            <chart:categories table:cell-range-address="quick_sort.A2:quick_sort.A11"/>
          </chart:axis>
          <chart:axis chart:dimension="y" chart:name="primary-y" chart:style-name="ch5">
            <chart:title svg:x="0.451cm" svg:y="8.196cm" chart:style-name="ch7">
              <text:p>Opcount for QuickSort</text:p>
            </chart:title>
            <chart:grid chart:style-name="ch8" chart:class="major"/>
          </chart:axis>
          <chart:series chart:style-name="ch9" chart:values-cell-range-address="quick_sort.B2:quick_sort.B11" chart:label-cell-address="quick_sort.B1:quick_sort.B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ration Count</text:p>
                <draw:g>
                  <svg:desc>quick_sort.B1:quick_sort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quick_sort.A2:quick_sort.A11</svg:desc>
                </draw:g>
              </table:table-cell>
              <table:table-cell office:value-type="float" office:value="0">
                <text:p>0</text:p>
                <draw:g>
                  <svg:desc>quick_sort.B2:quick_sort.B11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644">
                <text:p>464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1595">
                <text:p>1159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9611">
                <text:p>1961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3080">
                <text:p>2308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31586">
                <text:p>3158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3102">
                <text:p>43102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45516">
                <text:p>4551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58919">
                <text:p>58919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67956">
                <text:p>679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338cm" svg:height="13.76cm" xlink:href=".." xlink:type="simple" chart:class="chart:line" chart:style-name="ch1">
        <chart:title svg:x="7.988cm" svg:y="0.411cm" chart:style-name="ch2">
          <text:p>Merge Sort</text:p>
        </chart:title>
        <chart:subtitle svg:x="6.744cm" svg:y="1.465cm" chart:style-name="ch3">
          <text:p>Analysis of Order of growth</text:p>
        </chart:subtitle>
        <chart:legend chart:legend-position="end" svg:x="14.507cm" svg:y="6.581cm" style:legend-expansion="high" chart:style-name="ch4"/>
        <chart:plot-area chart:style-name="ch5" table:cell-range-address="merge_sort.A1:merge_sort.B11" chart:data-source-has-labels="both" svg:x="1.377cm" svg:y="2.423cm" svg:width="12.764cm" svg:height="10.081cm">
          <chart:coordinate-region svg:x="2.554cm" svg:y="2.622cm" svg:width="11.215cm" svg:height="9.235cm"/>
          <chart:axis chart:dimension="x" chart:name="primary-x" chart:style-name="ch6" chartooo:axis-type="auto">
            <chartooo:date-scale/>
            <chart:title svg:x="6.961cm" svg:y="12.779cm" chart:style-name="ch7">
              <text:p>Array Size</text:p>
            </chart:title>
            <chart:categories table:cell-range-address="merge_sort.A2:merge_sort.A11"/>
          </chart:axis>
          <chart:axis chart:dimension="y" chart:name="primary-y" chart:style-name="ch6">
            <chart:title svg:x="0.451cm" svg:y="8.843cm" chart:style-name="ch8">
              <text:p>Opcount in merge </text:p>
            </chart:title>
            <chart:grid chart:style-name="ch9" chart:class="major"/>
          </chart:axis>
          <chart:series chart:style-name="ch10" chart:values-cell-range-address="merge_sort.B2:merge_sort.B11" chart:label-cell-address="merge_sort.B1:merge_sort.B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ration Count</text:p>
                <draw:g>
                  <svg:desc>merge_sort.B1:merge_sort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erge_sort.A2:merge_sort.A11</svg:desc>
                </draw:g>
              </table:table-cell>
              <table:table-cell office:value-type="float" office:value="0">
                <text:p>0</text:p>
                <draw:g>
                  <svg:desc>merge_sort.B2:merge_sort.B11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838">
                <text:p>383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702">
                <text:p>870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3938">
                <text:p>1393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9407">
                <text:p>19407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114">
                <text:p>2511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0925">
                <text:p>30925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36818">
                <text:p>3681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2906">
                <text:p>42906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48990">
                <text:p>4899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3cm" svg:height="10.36cm" xlink:href=".." xlink:type="simple" chart:class="chart:line" chart:style-name="ch1">
        <chart:legend chart:legend-position="end" svg:x="12.192cm" svg:y="4.632cm" style:legend-expansion="high" chart:style-name="ch2"/>
        <chart:plot-area chart:style-name="ch3" table:cell-range-address="merge_sort.A1:merge_sort.C11" chart:data-source-has-labels="both" svg:x="0.32cm" svg:y="0.207cm" svg:width="11.552cm" svg:height="9.946cm">
          <chart:coordinate-region svg:x="1.497cm" svg:y="0.406cm" svg:width="10.003cm" svg:height="9.1cm"/>
          <chart:axis chart:dimension="x" chart:name="primary-x" chart:style-name="ch4" chartooo:axis-type="auto">
            <chartooo:date-scale/>
            <chart:categories table:cell-range-address="merge_sort.A2:merge_sort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erge_sort.B2:merge_sort.B11" chart:label-cell-address="merge_sort.B1:merge_sort.B1" chart:class="chart:line">
            <chart:data-point chart:repeated="10"/>
          </chart:series>
          <chart:series chart:style-name="ch7" chart:values-cell-range-address="merge_sort.C2:merge_sort.C11" chart:label-cell-address="merge_sort.C1:merge_sort.C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ration Count</text:p>
                <draw:g>
                  <svg:desc>merge_sort.B1:merge_sort.B1</svg:desc>
                </draw:g>
              </table:table-cell>
              <table:table-cell office:value-type="string">
                <text:p>nlog(n)</text:p>
                <draw:g>
                  <svg:desc>merge_sort.C1:merge_sort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erge_sort.A2:merge_sort.A11</svg:desc>
                </draw:g>
              </table:table-cell>
              <table:table-cell office:value-type="float" office:value="0">
                <text:p>0</text:p>
                <draw:g>
                  <svg:desc>merge_sort.B2:merge_sort.B11</svg:desc>
                </draw:g>
              </table:table-cell>
              <table:table-cell office:value-type="float" office:value="NaN">
                <text:p>NaN</text:p>
                <draw:g>
                  <svg:desc>merge_sort.C2:merge_sort.C11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838">
                <text:p>3838</text:p>
              </table:table-cell>
              <table:table-cell office:value-type="float" office:value="1349.48500216801">
                <text:p>1349.4850021680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702">
                <text:p>8702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3938">
                <text:p>13938</text:p>
              </table:table-cell>
              <table:table-cell office:value-type="float" office:value="4764.13688858352">
                <text:p>4764.1368885835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9407">
                <text:p>19407</text:p>
              </table:table-cell>
              <table:table-cell office:value-type="float" office:value="6602.05999132796">
                <text:p>6602.0599913279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114">
                <text:p>25114</text:p>
              </table:table-cell>
              <table:table-cell office:value-type="float" office:value="8494.85002168009">
                <text:p>8494.8500216800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0925">
                <text:p>30925</text:p>
              </table:table-cell>
              <table:table-cell office:value-type="float" office:value="10431.363764159">
                <text:p>10431.363764159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36818">
                <text:p>36818</text:p>
              </table:table-cell>
              <table:table-cell office:value-type="float" office:value="12404.238155226">
                <text:p>12404.23815522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2906">
                <text:p>42906</text:p>
              </table:table-cell>
              <table:table-cell office:value-type="float" office:value="14408.2399653118">
                <text:p>14408.2399653118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48990">
                <text:p>48990</text:p>
              </table:table-cell>
              <table:table-cell office:value-type="float" office:value="16439.456311989">
                <text:p>16439.4563119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